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6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>
            <text:p>Catálogos</text:p>
          </table:table-cell>
          <table:table-cell table:style-name="ce1" office:value-type="string">
            <text:p>Tabla</text:p>
          </table:table-cell>
          <table:table-cell table:style-name="ce1" office:value-type="string">
            <text:p>SP Sel</text:p>
          </table:table-cell>
          <table:table-cell table:style-name="ce1" office:value-type="string">
            <text:p>SP Si</text:p>
          </table:table-cell>
          <table:table-cell table:style-name="ce1" office:value-type="string">
            <text:p>SP Su</text:p>
          </table:table-cell>
          <table:table-cell table:style-name="ce1" office:value-type="string">
            <text:p>Formulario</text:p>
          </table:table-cell>
          <table:table-cell table:style-name="ce1"/>
          <table:table-cell table:style-name="ce1" office:value-type="string">
            <text:p>Procesos</text:p>
          </table:table-cell>
          <table:table-cell table:style-name="ce1" office:value-type="string">
            <text:p>SP Sel</text:p>
          </table:table-cell>
          <table:table-cell table:style-name="ce1" office:value-type="string">
            <text:p>SP Si</text:p>
          </table:table-cell>
          <table:table-cell table:style-name="ce1" office:value-type="string">
            <text:p>SP Su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Anios Nómina</text:p>
          </table:table-cell>
          <table:table-cell office:value-type="string">
            <text:p>CatAniosNomina</text:p>
          </table:table-cell>
          <table:table-cell table:number-columns-repeated="3" office:value-type="string">
            <text:p>OK</text:p>
          </table:table-cell>
          <table:table-cell table:number-columns-repeated="2"/>
          <table:table-cell office:value-type="string">
            <text:p>Carga Masiva de Solicitudes</text:p>
          </table:table-cell>
          <table:table-cell table:number-columns-repeated="1016"/>
        </table:table-row>
        <table:table-row table:style-name="ro1">
          <table:table-cell office:value-type="string">
            <text:p>ConceptosMotivo</text:p>
          </table:table-cell>
          <table:table-cell office:value-type="string">
            <text:p>CatConceptoMotivos</text:p>
          </table:table-cell>
          <table:table-cell table:number-columns-repeated="5"/>
          <table:table-cell office:value-type="string">
            <text:p>Reporte General</text:p>
          </table:table-cell>
          <table:table-cell table:number-columns-repeated="1016"/>
        </table:table-row>
        <table:table-row table:style-name="ro1">
          <table:table-cell office:value-type="string">
            <text:p>Conceptos Nómina</text:p>
          </table:table-cell>
          <table:table-cell office:value-type="string">
            <text:p>CatConceptos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Reporte Auditoria</text:p>
          </table:table-cell>
          <table:table-cell table:number-columns-repeated="1016"/>
        </table:table-row>
        <table:table-row table:style-name="ro1">
          <table:table-cell office:value-type="string">
            <text:p>Consecutivo Periodicidad</text:p>
          </table:table-cell>
          <table:table-cell office:value-type="string">
            <text:p>CatConsecutivoPeriodicidad</text:p>
          </table:table-cell>
          <table:table-cell office:value-type="string">
            <text:p>OK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onsecutivo Período</text:p>
          </table:table-cell>
          <table:table-cell office:value-type="string">
            <text:p>CatConsecutivoPeriodos</text:p>
          </table:table-cell>
          <table:table-cell table:number-columns-repeated="1022"/>
        </table:table-row>
        <table:table-row table:style-name="ro1">
          <table:table-cell office:value-type="string">
            <text:p>Meses Nómina</text:p>
          </table:table-cell>
          <table:table-cell office:value-type="string">
            <text:p>CatMesesNomina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otivosSolicitud</text:p>
          </table:table-cell>
          <table:table-cell office:value-type="string">
            <text:p>CatMotivoSolicitudes</text:p>
          </table:table-cell>
          <table:table-cell table:number-columns-repeated="1022"/>
        </table:table-row>
        <table:table-row table:style-name="ro1">
          <table:table-cell office:value-type="string">
            <text:p>Periodicidad Nómina</text:p>
          </table:table-cell>
          <table:table-cell office:value-type="string">
            <text:p>CatPeriodicidadNomina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Periodos Nómina</text:p>
          </table:table-cell>
          <table:table-cell office:value-type="string">
            <text:p>CatPeriodosNomina</text:p>
          </table:table-cell>
          <table:table-cell table:number-columns-repeated="1022"/>
        </table:table-row>
        <table:table-row table:style-name="ro1">
          <table:table-cell office:value-type="string">
            <text:p>Tipos Periodo Nómina</text:p>
          </table:table-cell>
          <table:table-cell office:value-type="string">
            <text:p>CatTiposPeriodo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Configuracion Concepto</text:p>
          </table:table-cell>
          <table:table-cell table:number-columns-repeated="1023"/>
        </table:table-row>
        <table:table-row table:style-name="ro1">
          <table:table-cell office:value-type="string">
            <text:p>Perfiles Empleado</text:p>
          </table:table-cell>
          <table:table-cell table:number-columns-repeated="1023"/>
        </table:table-row>
        <table:table-row table:style-name="ro1">
          <table:table-cell office:value-type="string">
            <text:p>Asignacion Empleados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Hoja1.A1:Hoja1.E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16:4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ús De los Santos Rodríguez</meta:initial-creator>
    <meta:creation-date>2019-03-08T11:37:25.05</meta:creation-date>
    <dc:date>2019-03-11T16:40:47.29</dc:date>
    <dc:creator>Jesús De los Santos Rodríguez</dc:creator>
    <meta:editing-duration>PT20H1M56S</meta:editing-duration>
    <meta:editing-cycles>5</meta:editing-cycles>
    <meta:generator>OpenOffice/4.1.6$Win32 OpenOffice.org_project/416m1$Build-9790</meta:generator>
    <meta:document-statistic meta:table-count="3" meta:cell-count="55" meta:object-count="0"/>
  </office:meta>
</office:document-meta>
</file>